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0.66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5" style:family="table-cell" style:parent-style-name="Default" style:data-style-name="N99"/>
    <style:style style:name="ce6" style:family="table-cell" style:parent-style-name="Default" style:data-style-name="N43"/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tal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halal</text:p>
          </table:table-cell>
          <table:table-cell office:value-type="string" calcext:value-type="string">
            <text:p>qr_link</text:p>
          </table:table-cell>
          <table:table-cell table:style-name="Default" office:value-type="string" calcext:value-type="string">
            <text:p>opening_time</text:p>
          </table:table-cell>
          <table:table-cell table:style-name="Default" office:value-type="string" calcext:value-type="string">
            <text:p>closing_time</text:p>
          </table:table-cell>
          <table:table-cell office:value-type="string" calcext:value-type="string">
            <text:p>imag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cken Ri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ster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Soup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rean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xed Ri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ink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my Duck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ay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-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-</text:p>
          </table:table-cell>
        </table:table-row>
      </table:table>
      <table:table table:name="item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ll_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in_stock</text:p>
          </table:table-cell>
          <table:table-cell office:value-type="string" calcext:value-type="string">
            <text:p>school_price</text:p>
          </table:table-cell>
          <table:table-cell office:value-type="string" calcext:value-type="string">
            <text:p>public_pri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compulsory_options</text:p>
          </table:table-cell>
          <table:table-cell office:value-type="string" calcext:value-type="string">
            <text:p>options_2</text:p>
          </table:table-cell>
          <table:table-cell office:value-type="string" calcext:value-type="string">
            <text:p>modifier_1</text:p>
          </table:table-cell>
          <table:table-cell office:value-type="string" calcext:value-type="string">
            <text:p>modifier_1_cost</text:p>
          </table:table-cell>
          <table:table-cell office:value-type="string" calcext:value-type="string">
            <text:p>modifier_2</text:p>
          </table:table-cell>
          <table:table-cell office:value-type="string" calcext:value-type="string">
            <text:p>modifier_2_cost</text:p>
          </table:table-cell>
          <table:table-cell office:value-type="string" calcext:value-type="string">
            <text:p>upsize_1_cost</text:p>
          </table:table-cell>
          <table:table-cell office:value-type="string" calcext:value-type="string">
            <text:p>upsize_2_cos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imag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iled Chicken Ric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ice | Chicken | Healthy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asted Chicken Rice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ice | Chick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 Siew Rice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ice | Por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asted Pork Rice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ice | Por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 Siew Wanton Soup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odle | Kuay Teow</text:p>
          </table:table-cell>
          <table:table-cell table:number-columns-repeated="7"/>
          <table:table-cell office:value-type="string" calcext:value-type="string">
            <text:p>Pork | Sou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 Siew Wanton D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odle | Kuay Teow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iled/Roasted Chicken Sou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odle | Kuay Teow</text:p>
          </table:table-cell>
          <table:table-cell office:value-type="string" calcext:value-type="string">
            <text:p>Boiled | Roaste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iled/Roasted Chicken D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odle | Kuay Teow</text:p>
          </table:table-cell>
          <table:table-cell office:value-type="string" calcext:value-type="string">
            <text:p>Boiled | Roaste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asted Duck Soup/Dry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up | Dry</text:p>
          </table:table-cell>
          <table:table-cell office:value-type="string" calcext:value-type="string">
            <text:p>Noodle | Kuay Teow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asted Duck Ric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sorted Mushroom Spinach Noodle D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asted Pork Soup/D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up | Dry</text:p>
          </table:table-cell>
          <table:table-cell office:value-type="string" calcext:value-type="string">
            <text:p>Noodle | Kuay Teow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caroni Soup with Shredded Chicken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 Si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mall | Medium</text:p>
          </table:table-cell>
          <table:table-cell table:style-name="ce3" table:number-columns-repeated="5"/>
          <table:table-cell table:style-name="ce3" office:value-type="float" office:value="0.5" calcext:value-type="float">
            <text:p>0.5</text:p>
          </table:table-cell>
          <table:table-cell table:style-name="ce3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ast Por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mall | Medium</text:p>
          </table:table-cell>
          <table:table-cell table:style-name="ce3" table:number-columns-repeated="5"/>
          <table:table-cell table:style-name="ce3" office:value-type="float" office:value="0.5" calcext:value-type="float">
            <text:p>0.5</text:p>
          </table:table-cell>
          <table:table-cell table:style-name="ce3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iled/Roasted Chick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iled | Roasted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iled/Roasted Drumlet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iled | Roaste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nton Sou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ep Fried Want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an Sprout with Sesame Sauce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ye Sim with Sesame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ised Egg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lain Noodles/Kuay Teow Soup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Noodles | Kuay Teow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 Noodles/Kuay Teow Dry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Noodles | Kuay Teow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r Siew Noodle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nton Soup with Rice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tra Ric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tra M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beye Ste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re | Medium-rare | Medium | Medium-well | Well Done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d Grille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rilled Salm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ken Chop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ken Teriyaki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ken Cutlet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xican Chicken Ch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sh &amp; Chip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illed Dory Fi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usage Comb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ghetti Chicken Bolognese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ghetti Ham &amp; Mushroom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ghetti Grilled Dory Fi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ghetti Breaded Fi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aghetti Sausag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ghetti Breaded Praw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ghetti Chicken Ch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ghetti Chicken Cutle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stern Fried Rice Chicken Chop w/ Sunshine Egg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stern Fried Rice Chicken Cutlet w/ Sunshine Egg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stern Fried Rice Breaded Prawn w/ Sunshine Egg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stern Fried Rice Grilled Dory Fish w/ Sunshine Egg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tern Fried Rice Sausage w/ Sunshine Egg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stern Fried Rice Breaded Fish w/ Sunshine Egg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stern Fried Rice Chicken Wing w/ Sunshine Egg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ispy Chicken Rice w/ Coleslaw &amp; Chicken Cube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illed Chicken Rice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glio Olio Chicken Chop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glio Olio Chicken Cutlet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lio Olio Ham &amp; Mushroom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glio Olio Grilled Doryfish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glio Olio Breaded Fish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lio Olio Sausage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mato Seafood (Marinara Pasta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glio Olio (Seafood Pasta)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ngapore Pasta (Prawn &amp; Beancurd in Laksa Pasta)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ma Past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ngkok Pasta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eaded Prawn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spy Chicken Rice w/ Coleslaw &amp; Chicken Cub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alf Spring Chicken w/ French Fries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icken Wing</text:p>
          </table:table-cell>
          <table:table-cell/>
          <table:table-cell table:number-columns-repeated="2"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hicken/Fish Burg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eakfast Set (Ham, 2 Hot Dogs, 2 Buns, Egg, Red Bean &amp; Coleslaw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ied Rice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ain Rice</text:p>
          </table:table-cell>
          <table:table-cell/>
          <table:table-cell table:number-columns-repeated="2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sh Potat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eslaw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nch Fri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ese Fri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shroom Soup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gg</text:p>
          </table:table-cell>
          <table:table-cell/>
          <table:table-cell table:number-columns-repeated="2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ausage Combo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nion Rings (10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ggets (6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paghetti Breaded Fish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plate Saba Fish Set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tplate Chicken Set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tplate Beef Set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tplate Saba Fish + Chicken Set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ibimbap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ef Ramen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mchi Rmaen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mpling Ramen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mchi Soup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sh Fillet Ramen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ed Rice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y Ebi + Chicken Katsu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ken Katsu + Scallop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sh Fillet + Chicken Katsu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ba Fish + Chicken Katsu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lmon Fish + Chicken Katsu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lmon Fish + Prawn Ball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sh Fillet + Fry Ebi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icken Katsu Set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icken Katsu Japanese Curry Rice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icken Katsu + Prawn Ball Bento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ish Fillet Rice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getable Ramen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melon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aya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ydew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 (Peeled)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pple (Sliced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e (Whole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ana (Large)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uav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ar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wi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ragonfruit (White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gonfruit (Red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gar Agar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xed Fruit Cup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C Fruit Ju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termelon Juice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paya Juice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neapple Juice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neydew Juice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ange Juice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ple Juice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wi Juice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ar Juice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rot Juice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uava Juice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vocado Juice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rsop Juice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No Ic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d Milk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agen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e Lemon Tea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ngan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o Han Guo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rley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ass Jelly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rysanthemum Tea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een Bean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memade Soya Bean Drink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ya Beancurd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Canopy) 500ml Drinking Wa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ffee O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ffee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ffee C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ffee O Ice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ffee 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ffee C Ic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a O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a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a C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a O 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a Ic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a C Ice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coa O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coa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coa C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coa O 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coa Ic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coa C Ice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rlick O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rlick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orlick C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orlick O 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orlick Ic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rlick C Ice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coa + Coffee Ic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coa + Tea Ice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coa + Horlick Ic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coa Dinosau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uan Yang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uan Yang Ice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t Water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ce Water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inese Tea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a Halia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inger Water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inger Water 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psize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t Chrysanthemum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nned Drinks – 300ml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ttled Drinks – 500m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ton Drinks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ssue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t A (Toast Bread + Eggs + Coffee/Tea)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Coffee | Tea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t B (Apollo Bun + Eggs + Coffee/Tea)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Coffee | Tea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t C (Thick Toast + Eggs + Coffee/Tea)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offee | Tea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t D (Canopy Cream Cracker + Eggs + Coffee/Tea)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offee | Tea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llo Bun Br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lf Boiled Omega Egg (2 Pcs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rmal Half Boiled Egg (2 Pcs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dwich (Normal/Wholemeal)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rmal | Wholemeal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asted Bread (Normal/Wholemeal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mal | Wholemeal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hick Toast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anopy Cream Crack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iew Mai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an Yong Pau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mall Pau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g Pa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har Siew Pau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urry Pau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eet Corn Pau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d Bean Paste Pau (Tau Sar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am Pau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hicken Pau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 (Tai) Pau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n Cho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or Mai Kai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in Waff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er Waffl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berry Waffl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awberry Waffl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dan Kaya Waffl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colate Waffle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tella Waffle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utter Cinnamon Waffle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awberry Sprinkles Waffl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ey Waffl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oc &amp; Nuts Waffle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m Cheese &amp; Chocolate Chips Waff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kies &amp; Cream Waff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k Cereal Waff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m &amp; Cheese Waffle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ocolate Banana Waffle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tella Banana Waffle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na Mayo Waffle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rian Waffl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rinkles | Cinnamon | Butter | Chocolate Chip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eese | Ham | Tuna | Nutella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tter Salt Corn Cup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colate Salt Corn Cup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tter Salt Milk Corn Cup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koyaki (3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koyaki (4)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topus Takoyaki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m Takoyaki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abstick Takoyaki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awn Takoyaki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to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 Reb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 Soto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 Bakso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 Siam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ken Porridge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e Hoon + Egg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d Rice + Egg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asi Ayam Penyet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si Lemak Banana Lea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ce + 2 Meat + 2 Veg/Side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ce + 1 Meat + 2 Veg/Side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ice + 2 Meat + 1 Veg//Sid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si Padang Fish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si Padang Sliced 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si Padang Chicke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si Padang Beef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si Padang Mutton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si Padang Soto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si Padang Prawn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si Padang Sardin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getable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gg/Tau Foo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sh Cake/Ball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usage/Bagedil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chovi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icken Part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mbal Gore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rung Belad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ry Puff (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mbosa (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piah (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oughnut (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reen Bean (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oreng Pisang (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urry Puff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mbosa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opiah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oughnut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 Bean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oreng Pisang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yonya Kueh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receip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ayment_date</text:p>
          </table:table-cell>
          <table:table-cell office:value-type="string" calcext:value-type="string">
            <text:p>total_payment</text:p>
          </table:table-cell>
        </table:table-row>
      </table:table>
      <table:table table:name="orders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ll_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start_datetime</text:p>
          </table:table-cell>
          <table:table-cell office:value-type="string" calcext:value-type="string">
            <text:p>end_datetime</text:p>
          </table:table-cell>
          <table:table-cell office:value-type="string" calcext:value-type="string">
            <text:p>receipt_id</text:p>
          </table:table-cell>
        </table:table-row>
      </table:table>
      <table:table table:name="customers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et</text:p>
          </table:table-cell>
        </table:table-row>
      </table:table>
      <table:table table:name="category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-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in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se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5:51:51.285704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9:12:13.009961120</meta:creation-date>
    <dc:date>2019-03-27T16:19:33.401476233</dc:date>
    <meta:editing-duration>PT1H23M55S</meta:editing-duration>
    <meta:editing-cycles>13</meta:editing-cycles>
    <meta:generator>LibreOffice/6.0.7.3$Linux_X86_64 LibreOffice_project/00m0$Build-3</meta:generator>
    <meta:document-statistic meta:table-count="6" meta:cell-count="2097" meta:object-count="0"/>
  </office:meta>
</office:document-meta>
</file>